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t_split_catboost_1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verse id</text:p>
          </table:table-cell>
          <table:table-cell office:value-type="string" calcext:value-type="string">
            <text:p>num_manual_mappings</text:p>
          </table:table-cell>
          <table:table-cell office:value-type="string" calcext:value-type="string">
            <text:p>num_suggested_mappings</text:p>
          </table:table-cell>
          <table:table-cell office:value-type="string" calcext:value-type="string">
            <text:p>num_correct_mappings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2]/[.B2]" office:value-type="float" office:value="0.222222222222222" calcext:value-type="float">
            <text:p>0.222222222222222</text:p>
          </table:table-cell>
          <table:table-cell office:value-type="string" calcext:value-type="string">
            <text:p>average</text:p>
          </table:table-cell>
          <table:table-cell table:formula="of:=AVERAGE([.E:.E])" office:value-type="float" office:value="0.230052834346943" calcext:value-type="float">
            <text:p>0.230052834346943</text:p>
          </table:table-cell>
        </table:table-row>
        <table:table-row table:style-name="ro1">
          <table:table-cell office:value-type="string" calcext:value-type="string">
            <text:p>mat_15: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3]/[.B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4]/[.B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5]/[.B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6]/[.B6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7]/[.B7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8]/[.B8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9]/[.B9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0]/[.B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D12]/[.B12]" office:value-type="float" office:value="0.631578947368421" calcext:value-type="float">
            <text:p>0.63157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3]/[.B13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4]/[.B14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5]/[.B1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6]/[.B1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7]/[.B1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8]/[.B18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9]/[.B19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20]/[.B20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21]/[.B2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22]/[.B2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23]/[.B23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24]/[.B24]" office:value-type="float" office:value="0.0526315789473684" calcext:value-type="float">
            <text:p>0.0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25]/[.B25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26]/[.B2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27]/[.B27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28]/[.B28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D29]/[.B2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30]/[.B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D31]/[.B3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32]/[.B32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D33]/[.B33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34]/[.B34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35]/[.B3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36]/[.B3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37]/[.B37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38]/[.B38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9]/[.B3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40]/[.B4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41]/[.B41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42]/[.B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43]/[.B43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44]/[.B44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45]/[.B4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46]/[.B46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47]/[.B4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48]/[.B48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49]/[.B49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0]/[.B5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51]/[.B51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52]/[.B52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D53]/[.B53]" office:value-type="float" office:value="0.0526315789473684" calcext:value-type="float">
            <text:p>0.0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54]/[.B54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5]/[.B5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56]/[.B56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D57]/[.B57]" office:value-type="float" office:value="0.217391304347826" calcext:value-type="float">
            <text:p>0.217391304347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58]/[.B58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D59]/[.B59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60]/[.B6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D61]/[.B61]" office:value-type="float" office:value="0.233333333333333" calcext:value-type="float">
            <text:p>0.2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62]/[.B6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D63]/[.B63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64]/[.B64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D65]/[.B65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66]/[.B6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D67]/[.B67]" office:value-type="float" office:value="0.0952380952380952" calcext:value-type="float">
            <text:p>0.095238095238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D68]/[.B68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69]/[.B6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70]/[.B70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71]/[.B7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[.D72]/[.B72]"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D73]/[.B7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74]/[.B74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75]/[.B75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76]/[.B7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77]/[.B77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78]/[.B78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9]/[.B7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D80]/[.B80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81]/[.B81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2]/[.B82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D83]/[.B83]" office:value-type="float" office:value="0.681818181818182" calcext:value-type="float">
            <text:p>0.6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84]/[.B8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D85]/[.B85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86]/[.B86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87]/[.B87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88]/[.B88]" office:value-type="float" office:value="0.0344827586206897" calcext:value-type="float">
            <text:p>0.0344827586206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9]/[.B8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90]/[.B90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91]/[.B9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92]/[.B92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D93]/[.B93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94]/[.B9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D95]/[.B95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96]/[.B9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97]/[.B9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98]/[.B98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99]/[.B99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00]/[.B100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D101]/[.B101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102]/[.B102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D103]/[.B10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D104]/[.B104]" office:value-type="float" office:value="0.178571428571429" calcext:value-type="float">
            <text:p>0.17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D105]/[.B105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106]/[.B1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D107]/[.B107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108]/[.B10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109]/[.B1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D110]/[.B110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111]/[.B111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112]/[.B11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113]/[.B113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D114]/[.B114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15]/[.B115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116]/[.B116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17]/[.B117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18]/[.B118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19]/[.B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D120]/[.B120]" office:value-type="float" office:value="0.0952380952380952" calcext:value-type="float">
            <text:p>0.095238095238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21]/[.B121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22]/[.B122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D123]/[.B123]" office:value-type="float" office:value="0.380952380952381" calcext:value-type="float">
            <text:p>0.3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24]/[.B124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125]/[.B12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126]/[.B126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127]/[.B127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128]/[.B1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29]/[.B129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30]/[.B130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131]/[.B131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32]/[.B13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33]/[.B133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34]/[.B13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D135]/[.B135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36]/[.B136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137]/[.B1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138]/[.B13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D139]/[.B13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40]/[.B14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141]/[.B1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D142]/[.B14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43]/[.B14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D144]/[.B144]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45]/[.B14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46]/[.B146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147]/[.B14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48]/[.B148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149]/[.B149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50]/[.B15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D151]/[.B151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52]/[.B15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53]/[.B153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54]/[.B154]" office:value-type="float" office:value="0.0555555555555556" calcext:value-type="float">
            <text:p>0.0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55]/[.B15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56]/[.B15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157]/[.B15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D158]/[.B158]" office:value-type="float" office:value="0.0857142857142857" calcext:value-type="float">
            <text:p>0.0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[.D159]/[.B159]" office:value-type="float" office:value="0.321428571428571" calcext:value-type="float">
            <text:p>0.32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60]/[.B16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1]/[.B161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62]/[.B162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63]/[.B163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64]/[.B16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65]/[.B16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166]/[.B166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67]/[.B167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[.D168]/[.B168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69]/[.B16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70]/[.B170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171]/[.B1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172]/[.B172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73]/[.B17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74]/[.B174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175]/[.B175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76]/[.B17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177]/[.B177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78]/[.B178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179]/[.B179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180]/[.B180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[.D181]/[.B181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182]/[.B182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D183]/[.B183]" office:value-type="float" office:value="0.0434782608695652" calcext:value-type="float">
            <text:p>0.043478260869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84]/[.B18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185]/[.B185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86]/[.B18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87]/[.B18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88]/[.B188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89]/[.B18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190]/[.B190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D191]/[.B1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92]/[.B192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93]/[.B1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94]/[.B19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95]/[.B195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196]/[.B196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97]/[.B197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98]/[.B198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199]/[.B199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200]/[.B20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201]/[.B201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D202]/[.B202]" office:value-type="float" office:value="0.380952380952381" calcext:value-type="float">
            <text:p>0.3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D203]/[.B203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04]/[.B204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205]/[.B205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D206]/[.B20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207]/[.B207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208]/[.B208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D209]/[.B209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D210]/[.B210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211]/[.B21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12]/[.B2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D213]/[.B213]" office:value-type="float" office:value="0.151515151515152" calcext:value-type="float">
            <text:p>0.15151515151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214]/[.B214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D215]/[.B215]" office:value-type="float" office:value="0.15625" calcext:value-type="float">
            <text:p>0.1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16]/[.B21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D217]/[.B217]" office:value-type="float" office:value="0.148148148148148" calcext:value-type="float">
            <text:p>0.148148148148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D218]/[.B218]" office:value-type="float" office:value="0.227272727272727" calcext:value-type="float">
            <text:p>0.2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D219]/[.B219]" office:value-type="float" office:value="0.296296296296296" calcext:value-type="float">
            <text:p>0.296296296296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220]/[.B220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221]/[.B221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222]/[.B222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223]/[.B22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224]/[.B224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D225]/[.B225]" office:value-type="float" office:value="0.137931034482759" calcext:value-type="float">
            <text:p>0.137931034482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D226]/[.B226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[.D227]/[.B227]" office:value-type="float" office:value="0.259259259259259" calcext:value-type="float">
            <text:p>0.259259259259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228]/[.B228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229]/[.B229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230]/[.B230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31]/[.B231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D232]/[.B232]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33]/[.B23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234]/[.B2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D235]/[.B235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[.D236]/[.B236]" office:value-type="float" office:value="0.259259259259259" calcext:value-type="float">
            <text:p>0.259259259259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237]/[.B2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238]/[.B238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239]/[.B239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240]/[.B240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41]/[.B24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42]/[.B242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243]/[.B24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D244]/[.B244]" office:value-type="float" office:value="0.208333333333333" calcext:value-type="float">
            <text:p>0.20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245]/[.B245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246]/[.B24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247]/[.B247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248]/[.B24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249]/[.B24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250]/[.B250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251]/[.B2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252]/[.B252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D253]/[.B253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54]/[.B254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255]/[.B255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[.D256]/[.B256]" office:value-type="float" office:value="0.212121212121212" calcext:value-type="float">
            <text:p>0.212121212121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257]/[.B25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258]/[.B258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59]/[.B25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260]/[.B26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61]/[.B261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62]/[.B26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263]/[.B263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D264]/[.B264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265]/[.B26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266]/[.B266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67]/[.B26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268]/[.B26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269]/[.B26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270]/[.B270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271]/[.B271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272]/[.B272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273]/[.B27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274]/[.B27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75]/[.B27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76]/[.B27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[.D277]/[.B27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8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[.D278]/[.B27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79]/[.B27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280]/[.B280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281]/[.B2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282]/[.B282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283]/[.B28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284]/[.B28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85]/[.B28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286]/[.B28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87]/[.B287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288]/[.B288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289]/[.B289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290]/[.B29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291]/[.B29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92]/[.B292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293]/[.B293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294]/[.B29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295]/[.B29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296]/[.B29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97]/[.B29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98]/[.B29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D299]/[.B299]" office:value-type="float" office:value="0.0434782608695652" calcext:value-type="float">
            <text:p>0.043478260869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300]/[.B3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D301]/[.B301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D302]/[.B302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303]/[.B30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304]/[.B304]" office:value-type="float" office:value="0.0555555555555556" calcext:value-type="float">
            <text:p>0.0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305]/[.B305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306]/[.B306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307]/[.B307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308]/[.B308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D309]/[.B309]" office:value-type="float" office:value="0.121212121212121" calcext:value-type="float">
            <text:p>0.121212121212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310]/[.B31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D311]/[.B31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312]/[.B312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D313]/[.B313]" office:value-type="float" office:value="0.217391304347826" calcext:value-type="float">
            <text:p>0.217391304347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314]/[.B31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315]/[.B315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16]/[.B31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317]/[.B317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318]/[.B318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319]/[.B3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formula="of:=[.D320]/[.B320]" office:value-type="float" office:value="0.366666666666667" calcext:value-type="float">
            <text:p>0.3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[.D321]/[.B321]" office:value-type="float" office:value="0.225806451612903" calcext:value-type="float">
            <text:p>0.225806451612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322]/[.B322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[.D323]/[.B323]" office:value-type="float" office:value="0.241379310344828" calcext:value-type="float">
            <text:p>0.241379310344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324]/[.B32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325]/[.B32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326]/[.B326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D327]/[.B3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D328]/[.B32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29]/[.B32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330]/[.B330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331]/[.B331]" office:value-type="float" office:value="0.0555555555555556" calcext:value-type="float">
            <text:p>0.0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332]/[.B332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333]/[.B3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334]/[.B33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335]/[.B33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336]/[.B336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37]/[.B33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338]/[.B3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339]/[.B33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340]/[.B340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341]/[.B34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42]/[.B342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343]/[.B343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344]/[.B3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345]/[.B3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346]/[.B346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347]/[.B347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348]/[.B348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349]/[.B349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350]/[.B3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351]/[.B351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352]/[.B352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353]/[.B35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[.D354]/[.B354]" office:value-type="float" office:value="0.241379310344828" calcext:value-type="float">
            <text:p>0.241379310344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D355]/[.B355]" office:value-type="float" office:value="0.0645161290322581" calcext:value-type="float">
            <text:p>0.0645161290322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D356]/[.B356]" office:value-type="float" office:value="0.0952380952380952" calcext:value-type="float">
            <text:p>0.095238095238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D357]/[.B357]" office:value-type="float" office:value="0.0454545454545455" calcext:value-type="float">
            <text:p>0.0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358]/[.B3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359]/[.B359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360]/[.B360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361]/[.B361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362]/[.B3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D363]/[.B363]" office:value-type="float" office:value="0.208333333333333" calcext:value-type="float">
            <text:p>0.20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364]/[.B364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65]/[.B365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66]/[.B36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367]/[.B3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D368]/[.B368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369]/[.B369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D370]/[.B370]" office:value-type="float" office:value="0.380952380952381" calcext:value-type="float">
            <text:p>0.3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371]/[.B3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72]/[.B372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373]/[.B373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374]/[.B37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375]/[.B37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76]/[.B37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377]/[.B377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[.D378]/[.B37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379]/[.B379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380]/[.B380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381]/[.B3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382]/[.B382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83]/[.B38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384]/[.B38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385]/[.B385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386]/[.B386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387]/[.B387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388]/[.B38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389]/[.B38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390]/[.B3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391]/[.B391]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392]/[.B392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393]/[.B393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394]/[.B39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395]/[.B395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396]/[.B396]" office:value-type="float" office:value="0.136363636363636" calcext:value-type="float">
            <text:p>0.1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D397]/[.B397]" office:value-type="float" office:value="0.0869565217391304" calcext:value-type="float">
            <text:p>0.0869565217391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398]/[.B398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D399]/[.B399]" office:value-type="float" office:value="0.0869565217391304" calcext:value-type="float">
            <text:p>0.0869565217391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400]/[.B40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401]/[.B401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402]/[.B402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403]/[.B403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404]/[.B404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405]/[.B405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406]/[.B406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407]/[.B407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408]/[.B40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409]/[.B409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410]/[.B410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411]/[.B41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412]/[.B412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413]/[.B413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414]/[.B414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415]/[.B415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416]/[.B41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D417]/[.B417]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18]/[.B418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419]/[.B419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D420]/[.B42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421]/[.B421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22]/[.B422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423]/[.B42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424]/[.B42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425]/[.B42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426]/[.B42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427]/[.B427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428]/[.B42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429]/[.B429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30]/[.B43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431]/[.B431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432]/[.B432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433]/[.B43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434]/[.B43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D435]/[.B435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436]/[.B43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437]/[.B437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438]/[.B438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439]/[.B43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D440]/[.B44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441]/[.B44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442]/[.B44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443]/[.B44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444]/[.B444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445]/[.B445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D446]/[.B446]" office:value-type="float" office:value="0.148148148148148" calcext:value-type="float">
            <text:p>0.148148148148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447]/[.B44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D448]/[.B448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449]/[.B44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450]/[.B450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D451]/[.B45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452]/[.B4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D453]/[.B453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54]/[.B4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455]/[.B455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456]/[.B456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457]/[.B45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D458]/[.B458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459]/[.B45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460]/[.B46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D461]/[.B46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462]/[.B46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463]/[.B46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464]/[.B46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465]/[.B465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466]/[.B46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D467]/[.B46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468]/[.B4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formula="of:=[.D469]/[.B46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470]/[.B47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471]/[.B47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472]/[.B472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D473]/[.B47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D474]/[.B47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475]/[.B475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476]/[.B476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D477]/[.B47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478]/[.B478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479]/[.B47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480]/[.B480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481]/[.B48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482]/[.B482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483]/[.B483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484]/[.B48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485]/[.B48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D486]/[.B48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487]/[.B487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488]/[.B48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489]/[.B489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490]/[.B49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491]/[.B491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492]/[.B49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493]/[.B493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494]/[.B49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D495]/[.B495]" office:value-type="float" office:value="0.0476190476190476" calcext:value-type="float">
            <text:p>0.0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496]/[.B496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497]/[.B497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498]/[.B498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499]/[.B49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500]/[.B500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501]/[.B501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502]/[.B502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503]/[.B50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504]/[.B50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05]/[.B50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D506]/[.B506]" office:value-type="float" office:value="0.173913043478261" calcext:value-type="float">
            <text:p>0.173913043478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07]/[.B507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D508]/[.B508]" office:value-type="float" office:value="0.217391304347826" calcext:value-type="float">
            <text:p>0.217391304347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509]/[.B509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10]/[.B510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511]/[.B511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512]/[.B5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513]/[.B51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514]/[.B514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515]/[.B5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D516]/[.B516]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517]/[.B517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518]/[.B518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519]/[.B5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520]/[.B520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D521]/[.B52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522]/[.B52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523]/[.B523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524]/[.B524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525]/[.B52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526]/[.B526]" office:value-type="float" office:value="0.208333333333333" calcext:value-type="float">
            <text:p>0.20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527]/[.B52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28]/[.B528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529]/[.B52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30]/[.B530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531]/[.B53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532]/[.B53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533]/[.B53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534]/[.B534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535]/[.B535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536]/[.B5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537]/[.B53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538]/[.B538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539]/[.B539]" office:value-type="float" office:value="0.0555555555555556" calcext:value-type="float">
            <text:p>0.0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540]/[.B5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541]/[.B541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542]/[.B542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D543]/[.B543]" office:value-type="float" office:value="0.434782608695652" calcext:value-type="float">
            <text:p>0.43478260869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44]/[.B544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545]/[.B545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46]/[.B546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47]/[.B547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548]/[.B54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549]/[.B54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550]/[.B55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551]/[.B551]" office:value-type="float" office:value="0.173913043478261" calcext:value-type="float">
            <text:p>0.173913043478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552]/[.B552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553]/[.B553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554]/[.B554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555]/[.B555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56]/[.B556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557]/[.B557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58]/[.B558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559]/[.B55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560]/[.B560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D561]/[.B561]" office:value-type="float" office:value="0.0333333333333333" calcext:value-type="float">
            <text:p>0.0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562]/[.B5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563]/[.B56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564]/[.B564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565]/[.B56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566]/[.B566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567]/[.B56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568]/[.B568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569]/[.B569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D570]/[.B570]" office:value-type="float" office:value="0.130434782608696" calcext:value-type="float">
            <text:p>0.130434782608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571]/[.B571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572]/[.B572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573]/[.B57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574]/[.B57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575]/[.B57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576]/[.B576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577]/[.B577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D578]/[.B5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579]/[.B579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580]/[.B58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581]/[.B581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582]/[.B582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2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583]/[.B583]" office:value-type="float" office:value="0.4" calcext:value-type="float">
            <text:p>0.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2T09:57:16.866388568</dc:date>
    <meta:editing-duration>PT17H58M13S</meta:editing-duration>
    <meta:editing-cycles>1</meta:editing-cycles>
    <meta:document-statistic meta:table-count="1" meta:cell-count="2917" meta:object-count="0"/>
    <meta:generator>LibreOffice/7.5.3.2$Linux_X86_64 LibreOffice_project/67bf5ab3e8553b11738d1302ab7051a12dd8b40d</meta:generator>
  </office:meta>
</office:document-meta>
</file>